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69d0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06e25f" officeooo:paragraph-rsid="0006e25f"/>
    </style:style>
    <style:style style:name="P6" style:family="paragraph" style:parent-style-name="Standard">
      <style:paragraph-properties fo:text-align="start" style:justify-single-word="false"/>
      <style:text-properties officeooo:rsid="00097761" officeooo:paragraph-rsid="00097761"/>
    </style:style>
    <style:style style:name="P7" style:family="paragraph" style:parent-style-name="Standard">
      <style:paragraph-properties fo:text-align="start" style:justify-single-word="false"/>
      <style:text-properties officeooo:rsid="00099d4d" officeooo:paragraph-rsid="00099d4d"/>
    </style:style>
    <style:style style:name="P8" style:family="paragraph" style:parent-style-name="Standard">
      <style:paragraph-properties fo:text-align="start" style:justify-single-word="false"/>
      <style:text-properties officeooo:rsid="000a0409" officeooo:paragraph-rsid="000a0409"/>
    </style:style>
    <style:style style:name="P9" style:family="paragraph" style:parent-style-name="Standard">
      <style:paragraph-properties fo:text-align="start" style:justify-single-word="false"/>
      <style:text-properties officeooo:rsid="000a0409" officeooo:paragraph-rsid="000a0409"/>
    </style:style>
    <style:style style:name="P10" style:family="paragraph" style:parent-style-name="Standard">
      <style:paragraph-properties fo:text-align="start" style:justify-single-word="false"/>
      <style:text-properties officeooo:rsid="000bb232" officeooo:paragraph-rsid="000bb232"/>
    </style:style>
    <style:style style:name="T1" style:family="text">
      <style:text-properties officeooo:rsid="0007a0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業進展情報</text:p>
      <text:p text:style-name="P2"/>
      <text:p text:style-name="P4">２０２０年６月２７日</text:p>
      <text:p text:style-name="P2">２０２０年６月２７日</text:p>
      <text:p text:style-name="P3">　ヘッダーの土台部分終了</text:p>
      <text:p text:style-name="P3">　備考</text:p>
      <text:p text:style-name="P3">　ヘッダーロゴ未完成　後日調整</text:p>
      <text:p text:style-name="P3"/>
      <text:p text:style-name="P5">２０２０年６月２８日</text:p>
      <text:p text:style-name="P5">　メニューリスト設定</text:p>
      <text:p text:style-name="P5">　備考</text:p>
      <text:p text:style-name="P5">　メニューロゴ未完成　後日調整</text:p>
      <text:p text:style-name="P5"/>
      <text:p text:style-name="P5">２０２０年６月２９日</text:p>
      <text:p text:style-name="P5">　見出し設定</text:p>
      <text:p text:style-name="P5">　備考</text:p>
      <text:p text:style-name="P5">　<text:span text:style-name="T1">font-family未設定</text:span></text:p>
      <text:p text:style-name="P2"/>
      <text:p text:style-name="P6">2020年7月1日</text:p>
      <text:p text:style-name="P6">　プロフィール作成</text:p>
      <text:p text:style-name="P6">　備考</text:p>
      <text:p text:style-name="P6">　CSS未設定</text:p>
      <text:p text:style-name="P6"/>
      <text:p text:style-name="P7">2020年7月2日</text:p>
      <text:p text:style-name="P7">　プロフィールCSS設定</text:p>
      <text:p text:style-name="P7">　フッター土台作成</text:p>
      <text:p text:style-name="P7">　備考</text:p>
      <text:p text:style-name="P7">　フッターCSS未設定</text:p>
      <text:p text:style-name="P7"/>
      <text:p text:style-name="P8">2020年7月7日</text:p>
      <text:p text:style-name="P8">　フッターCSS未完成</text:p>
      <text:p text:style-name="P8"/>
      <text:p text:style-name="P10">2020年7月26日</text:p>
      <text:p text:style-name="P10">　フッターCSS完成</text:p>
      <text:p text:style-name="P10"/>
      <text:p text:style-name="P10">mac購入後</text:p>
      <text:p text:style-name="P10">画像作成</text:p>
      <text:p text:style-name="P10">コピーライト記入</text:p>
      <text:p text:style-name="P10">フォントファミリーの確認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01:27:13.068213748</meta:creation-date>
    <dc:date>2020-07-26T22:05:45.812841395</dc:date>
    <meta:editing-duration>P0D</meta:editing-duration>
    <meta:editing-cycles>7</meta:editing-cycles>
    <meta:generator>LibreOffice/4.2.8.2$Linux_x86 LibreOffice_project/420m0$Build-2</meta:generator>
    <meta:document-statistic meta:table-count="0" meta:image-count="0" meta:object-count="0" meta:page-count="1" meta:paragraph-count="31" meta:word-count="215" meta:character-count="270" meta:non-whitespace-character-count="250"/>
  </office:meta>
</office:document-meta>
</file>